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36.49mm"/>
    </style:style>
    <style:style style:name="co4" style:family="table-column">
      <style:table-column-properties fo:break-before="auto" style:column-width="204.08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H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(X, descuento, porcentaje, salud,0.04, 2017).</text:p>
          </table:table-cell>
          <table:table-cell office:value-type="string" calcext:value-type="string">
            <text:p>descuento por <text:s/>salud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3, '&quot;&amp;[.C2]&amp;&quot;', '&quot;&amp;[.D2]&amp;&quot;' , 1); &quot;" office:value-type="string" office:string-value="insert into ruler.predicado(dominio, nombre, descripcion, tipo_predicado)     values (3, 'concepto(X, descuento, porcentaje, salud,0.04, 2017).', 'descuento por  salud' , 1); " calcext:value-type="string">
            <text:p>insert into ruler.predicado(dominio, nombre, descripcion, tipo_predicado) <text:s text:c="4"/>values (3, 'concepto(X, descuento, porcentaje, salud,0.04, 2017).', 'descuento por <text:s/>salud' , 1);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91.86,298.65,9.0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0,95,0,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95,150,0.19,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150,360,0.28,1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360,999999999999,0.33,69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0,128.96,0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28.96,132.36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32.36,135.75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35.75,139.14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39.14,142.54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42.54,145.93,0.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45.93,149.32,0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49.32,152.72,0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52.72,156.11,0.2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56.11,159.51,0.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59.51,162.9,0.4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62.9,166.29,0.4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66.29,169.69,0.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69.69,176.47,0.7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76.47,183.26,1.1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83.26,190.05,1.1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90.05,196.84,1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96.84,203.62,2.1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03.62,210.41,2.21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10.41,217.2,2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17.2,230.77,3.8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30.77,237.56,4.6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37.56,244.35,5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44.35,257.92,5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57.92,264.71,6.4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71.5,278.29,7.4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64.71,271.5,6.9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78.29,285.07,7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85.07,291.86,8.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_contrato(prueba,no).</text:p>
          </table:table-cell>
          <table:table-cell office:value-type="string" calcext:value-type="string">
            <text:p>Regla para saber si la persona llego al final de su contra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98.65,305.44,9.6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05.44,312.22,10.2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12.22,319.01,10.8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19.01,325.8,11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25.8,332.59,12.0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32.59,339.37,12.7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39.37,356.34,14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56.34,373.31,15.8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73.31,390.28,17.6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90.28,407.25,19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07.25,424.22,21.6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24.22,441.19,23.8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41.19,458.16,26.0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58.16,475.12,28.3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75.12,492.09,30.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92.09,509.06,33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09.06,526.03,35.8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26.03,543,38.5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43,559.97,41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59.97,576.94,44.1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76.94,593.9,47.0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93.9,610.87,50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10.87,627.84,53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27.84,644.81,56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44.81,661.78,59.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61.78,678.75,62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78.75,695.72,66.0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95.72,712.69,69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12.69,729.65,72.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29.65,746.62,76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46.62,763.59,80.0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63.59,780.56,83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80.56,797.53,87.3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97.53,814.5,91.1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14.5,831.47,94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31.47,848.44,98.8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48.44,865.4,102.7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65.4,882.37,106.6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82.37,899.34,110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99.34,916.31,114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16.31,933.28,118.7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33.28,950.25,122.8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50.25,967.22,126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67.22,984.19,131.1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84.19,1001.15,135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01.15,1018.12,139.4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18.12,1035.09,143.7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35.09,1052.06,147.9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52.06,1069.03,152.1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69.03,1086,156.4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86,1102.97,160.7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102.97,1119.93,164.9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119.93,1136.92,169.2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eIca,9.66,1000,0,0).</text:p>
          </table:table-cell>
          <table:table-cell office:value-type="string" calcext:value-type="string">
            <text:p>Tarifa para reteica *no se usan los 5 campos, el primero representa un factor y el otro una base para el calculo de este descuento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estampillaUD,0.01,0,0,0).</text:p>
          </table:table-cell>
          <table:table-cell office:value-type="string" calcext:value-type="string">
            <text:p>Tarifa para estampilla UD 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proCultura,0.005,0,0,0).</text:p>
          </table:table-cell>
          <table:table-cell office:value-type="string" calcext:value-type="string">
            <text:p>Tarifa para procultura 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secrHacienda):- base_concepto_ley(X,Y,P,rete383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rete383):- base_concepto_ley(X,V,P,rete383),valor_uvt(U,P),T is V / U ,tarifa(ret383,I,S,C,A),T@&gt;I,T@=&lt;S,R is (((T-I)*C)+A)*U,Y is (R rnd 0).</text:p>
          </table:table-cell>
          <table:table-cell office:value-type="string" calcext:value-type="string">
            <text:p>Calculo de los descuentos a aplic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rete383):- valor_pago(X,V,P,T),R is (T * 0.25) rnd 0 , S is T - R,Y is (S rnd 0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rete384):- valor_pago(X,V,P,T), Y is (T rnd 0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_concepto(X,T,P,N,R) :- concepto(X,T,Y,N,Z,P),((Y==porcentaje)-&gt;(valor_pago(X,Y,P,T),R is T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(X, descuento, porcentaje, pension,0.04, 2017).</text:p>
          </table:table-cell>
          <table:table-cell office:value-type="string" calcext:value-type="string">
            <text:p>descuento por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or_uvt(31859,2017).</text:p>
          </table:table-cell>
          <table:table-cell office:value-type="string" calcext:value-type="string">
            <text:p>Valor uvt por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adultoMayor,0.02,0,0,0).</text:p>
          </table:table-cell>
          <table:table-cell office:value-type="string" calcext:value-type="string">
            <text:p>Tarifa para adilto mayor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rete384):- base_concepto_ley(X,V,P,rete384),valor_uvt(U,P),T is V / U ,tarifa(ret384,I,S,C,A), (T@&gt;I,T@=&lt;S)-&gt; (R is (C * U),Y is (R rnd 0)); (R is (((0.27*T)-135.17) * U) ,Y is (R rnd 0)).</text:p>
          </table:table-cell>
          <table:table-cell office:value-type="string" calcext:value-type="string">
            <text:p>Calculo de los descuentos a aplic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prestaciones(2017,0.200236900127638).</text:p>
          </table:table-cell>
          <table:table-cell office:value-type="string" calcext:value-type="string">
            <text:p>Porcentaje para calcular del valor del RP las prest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or_pago(X,V,P,T):- valor_contrato(X,VC), calcular_prestaciones(P,PC), Y is (VC - PC), duracion_contrato(X,D,V), R is Y / D, PB is (R rnd 0), dias_liquidados(X,DL),T is ((DL * PB) / 30).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salud(2017,0.04).</text:p>
          </table:table-cell>
          <table:table-cell office:value-type="string" calcext:value-type="string">
            <text:p>Porcentaj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vacaciones,0.165680).</text:p>
          </table:table-cell>
          <table:table-cell office:value-type="string" calcext:value-type="string">
            <text:p>Porcentaje para devengo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pension(2017,0.04).</text:p>
          </table:table-cell>
          <table:table-cell office:value-type="string" calcext:value-type="string">
            <text:p>Porcentaje pens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cular_prestaciones(P,VP):- valor_contrato(X,VC),porcentaje_prestaciones(P,PP),Y is PP * VC, VP is (Y rnd 0). </text:p>
          </table:table-cell>
          <table:table-cell office:value-type="string" calcext:value-type="string">
            <text:p>Fórmula para hallar prest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primaVacaciones,0.165680).</text:p>
          </table:table-cell>
          <table:table-cell office:value-type="string" calcext:value-type="string">
            <text:p>Porcentaje para devengo de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primaNavidad, 0.295858).</text:p>
          </table:table-cell>
          <table:table-cell office:value-type="string" calcext:value-type="string">
            <text:p>Porcentaje para devengo de prima de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ension):- valor_pago(X,V,P,T), porcentaje_pension(P, PP), R is PP * T , Y is (R rnd 0).</text:p>
          </table:table-cell>
          <table:table-cell office:value-type="string" calcext:value-type="string">
            <text:p>Cálculo de pens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cesantias,0.332840).</text:p>
          </table:table-cell>
          <table:table-cell office:value-type="string" calcext:value-type="string">
            <text:p>Porcentaje para denvengo de cesanti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salud):- valor_pago(X,V,P,T), porcentaje_salud(P, PS), R is PS * T , Y is (R rnd 0).</text:p>
          </table:table-cell>
          <table:table-cell office:value-type="string" calcext:value-type="string">
            <text:p>Calculo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vacaciones):- fin_contrato(X,si),calcular_prestaciones(P,VP),porcentaje_devengo(P,vacaciones,PDV), R is VP *PDV, Y is (R rnd 0).</text:p>
          </table:table-cell>
          <table:table-cell office:value-type="string" calcext:value-type="string">
            <text:p>Concepto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rimaVacaciones):- fin_contrato(X,si),calcular_prestaciones(P,VP),porcentaje_devengo(P,primaVacaciones,PDV), R is VP *PDV, Y is (R rnd 0).</text:p>
          </table:table-cell>
          <table:table-cell office:value-type="string" calcext:value-type="string">
            <text:p>devengo por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rimaNavidad):- <text:s/>fin_contrato(X,si),calcular_prestaciones(P,VP),porcentaje_devengo(P,primaNavidad,PDV), R is VP *PDV, Y is (R rnd 0).</text:p>
          </table:table-cell>
          <table:table-cell office:value-type="string" calcext:value-type="string">
            <text:p>devengo por prima de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cesantias):- <text:s/>fin_contrato(X,si),calcular_prestaciones(P,VP),porcentaje_devengo(P,cesantias,PDV), R is VP *PDV, Y is (R rnd 0).</text:p>
          </table:table-cell>
          <table:table-cell office:value-type="string" calcext:value-type="string">
            <text:p>devengo por cesanti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IC,P,V,interesCesantias):- fin_contrato(X,si),calcular_prestaciones(P,VP),concepto_ley(X,PV,P,V, primaVacaciones), concepto_ley(X,PN,P,V,primaNavidad), concepto_ley(X,C,P,V,cesantias), concepto_ley(X,VA,P,V,vacaciones), A is (PV+PN+C+VA), B is (VP-A), IC is (B rnd 0).</text:p>
          </table:table-cell>
          <table:table-cell office:value-type="string" calcext:value-type="string">
            <text:p>devengo por intereses de cesantias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5:18:18.395697862</dc:date>
    <dc:creator>Maria Ortiz</dc:creator>
    <meta:editing-duration>PT3M52S</meta:editing-duration>
    <meta:editing-cycles>1</meta:editing-cycles>
    <meta:document-statistic meta:table-count="1" meta:cell-count="601" meta:object-count="0"/>
    <meta:generator>LibreOffice/5.0.6.2$Linux_X86_64 LibreOffice_project/00$Build-2</meta:generator>
  </office:meta>
</office:document-meta>
</file>